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CabeçalhoCapa1" style:master-page-name="MP0" style:family="paragraph">
      <style:paragraph-properties fo:break-before="page"/>
    </style:style>
    <style:style style:name="P2" style:parent-style-name="Sumário-Capítulo" style:master-page-name="MP1" style:family="paragraph">
      <style:paragraph-properties fo:break-before="page"/>
    </style:style>
    <style:style style:name="P1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12" style:parent-style-name="Sumário-Capítulo" style:family="paragraph">
      <style:paragraph-properties fo:margin-right="-0.2965in"/>
    </style:style>
    <style:style style:name="T13" style:parent-style-name="Fonteparág.padrão" style:family="text">
      <style:text-properties style:language-asian="pt" style:country-asian="BR"/>
    </style:style>
    <style:style style:name="T14" style:parent-style-name="Fonteparág.padrão" style:family="text">
      <style:text-properties style:language-asian="pt" style:country-asian="BR"/>
    </style:style>
    <style:style style:name="P15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16" style:parent-style-name="Fonteparág.padrão" style:family="text">
      <style:text-properties style:language-asian="pt" style:country-asian="BR"/>
    </style:style>
    <style:style style:name="T17" style:parent-style-name="Fonteparág.padrão" style:family="text">
      <style:text-properties style:language-asian="pt" style:country-asian="BR"/>
    </style:style>
    <style:style style:name="T18" style:parent-style-name="Fonteparág.padrão" style:family="text">
      <style:text-properties style:language-asian="pt" style:country-asian="BR"/>
    </style:style>
    <style:style style:name="T19" style:parent-style-name="Fonteparág.padrão" style:family="text">
      <style:text-properties style:language-asian="pt" style:country-asian="BR"/>
    </style:style>
    <style:style style:name="P20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21" style:parent-style-name="Fonteparág.padrão" style:family="text">
      <style:text-properties style:language-asian="pt" style:country-asian="BR"/>
    </style:style>
    <style:style style:name="P22" style:parent-style-name="Contents3" style:family="paragraph">
      <style:paragraph-properties>
        <style:tab-stops>
          <style:tab-stop style:type="left" style:position="0.8in"/>
          <style:tab-stop style:type="right" style:leader-style="dotted" style:leader-text="." style:position="6.2701in"/>
        </style:tab-stops>
      </style:paragraph-properties>
    </style:style>
    <style:style style:name="T23" style:parent-style-name="Fonteparág.padrão" style:family="text">
      <style:text-properties style:language-asian="pt" style:country-asian="BR"/>
    </style:style>
    <style:style style:name="T24" style:parent-style-name="Fonteparág.padrão" style:family="text">
      <style:text-properties style:language-asian="pt" style:country-asian="BR"/>
    </style:style>
    <style:style style:name="T25" style:parent-style-name="VisitedInternetLink" style:family="text">
      <style:text-properties fo:color="#000000" style:text-underline-type="none"/>
    </style:style>
    <style:style style:name="T26" style:parent-style-name="VisitedInternetLink" style:family="text">
      <style:text-properties fo:color="#000000" style:text-underline-type="none"/>
    </style:style>
    <style:style style:name="T27" style:parent-style-name="Fonteparág.padrão" style:family="text">
      <style:text-properties style:language-asian="pt" style:country-asian="BR"/>
    </style:style>
    <style:style style:name="T28" style:parent-style-name="Fonteparág.padrão" style:family="text">
      <style:text-properties style:language-asian="pt" style:country-asian="BR"/>
    </style:style>
    <style:style style:name="T29" style:parent-style-name="VisitedInternetLink" style:family="text">
      <style:text-properties fo:color="#000000" style:text-underline-type="none" style:language-asian="pt" style:country-asian="BR"/>
    </style:style>
    <style:style style:name="T30" style:parent-style-name="Fonteparág.padrão" style:family="text">
      <style:text-properties style:language-asian="pt" style:country-asian="BR"/>
    </style:style>
    <style:style style:name="T31" style:parent-style-name="Fonteparág.padrão" style:family="text">
      <style:text-properties style:language-asian="pt" style:country-asian="BR"/>
    </style:style>
    <style:style style:name="T32" style:parent-style-name="VisitedInternetLink" style:family="text">
      <style:text-properties fo:color="#000000" style:text-underline-type="none" style:language-asian="pt" style:country-asian="BR"/>
    </style:style>
    <style:style style:name="T33" style:parent-style-name="Fonteparág.padrão" style:family="text">
      <style:text-properties style:language-asian="pt" style:country-asian="BR"/>
    </style:style>
    <style:style style:name="T34" style:parent-style-name="Fonteparág.padrão" style:family="text">
      <style:text-properties style:language-asian="pt" style:country-asian="BR"/>
    </style:style>
    <style:style style:name="T35" style:parent-style-name="VisitedInternetLink" style:family="text">
      <style:text-properties fo:color="#000000" style:text-underline-type="none" style:language-asian="pt" style:country-asian="BR"/>
    </style:style>
    <style:style style:name="T36" style:parent-style-name="Fonteparág.padrão" style:family="text">
      <style:text-properties style:language-asian="pt" style:country-asian="BR"/>
    </style:style>
    <style:style style:name="T37" style:parent-style-name="Fonteparág.padrão" style:family="text">
      <style:text-properties style:language-asian="pt" style:country-asian="BR"/>
    </style:style>
    <style:style style:name="T38" style:parent-style-name="VisitedInternetLink" style:family="text">
      <style:text-properties fo:color="#000000" style:text-underline-type="none" style:language-asian="pt" style:country-asian="BR"/>
    </style:style>
    <style:style style:name="P39" style:parent-style-name="Título1" style:master-page-name="MP2" style:family="paragraph">
      <style:paragraph-properties fo:break-before="page" style:page-number="1"/>
    </style:style>
    <style:style style:name="P55" style:parent-style-name="Título2" style:family="paragraph"/>
    <style:style style:name="P56" style:parent-style-name="Título3" style:family="paragraph"/>
    <style:style style:name="P57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58" style:parent-style-name="Fonteparág.padrão" style:family="text">
      <style:text-properties fo:font-weight="normal" style:font-weight-asian="normal"/>
    </style:style>
    <style:style style:name="T59" style:parent-style-name="Fonteparág.padrão" style:family="text">
      <style:text-properties fo:font-weight="normal" style:font-weight-asian="normal"/>
    </style:style>
    <style:style style:name="P60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1" style:parent-style-name="Fonteparág.padrão" style:family="text">
      <style:text-properties fo:font-weight="normal" style:font-weight-asian="normal"/>
    </style:style>
    <style:style style:name="P62" style:parent-style-name="Commarcadores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3" style:parent-style-name="Fonteparág.padrão" style:family="text">
      <style:text-properties fo:font-weight="normal" style:font-weight-asian="normal"/>
    </style:style>
    <style:style style:name="T64" style:parent-style-name="Fonteparág.padrão" style:family="text">
      <style:text-properties fo:font-weight="normal" style:font-weight-asian="normal"/>
    </style:style>
    <style:style style:name="T65" style:parent-style-name="Fonteparág.padrão" style:family="text">
      <style:text-properties fo:font-weight="normal" style:font-weight-asian="normal"/>
    </style:style>
    <style:style style:name="P66" style:parent-style-name="Título2" style:family="paragraph"/>
    <style:style style:name="P67" style:parent-style-name="Numerada" style:family="paragraph">
      <style:paragraph-properties fo:margin-left="0.5909in" fo:text-indent="-0.2in">
        <style:tab-stops/>
      </style:paragraph-properties>
    </style:style>
    <style:style style:name="P68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8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85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8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87" style:parent-style-name="Título1" style:family="paragraph"/>
    <style:style style:name="P88" style:parent-style-name="Título2" style:family="paragraph"/>
    <style:style style:name="P89" style:parent-style-name="Título3" style:family="paragraph"/>
    <style:style style:name="P90" style:parent-style-name="Título3" style:family="paragraph"/>
    <style:style style:name="P91" style:parent-style-name="TextoNormal" style:family="paragraph">
      <style:paragraph-properties fo:margin-left="0in">
        <style:tab-stops/>
      </style:paragraph-properties>
    </style:style>
    <style:style style:name="P92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08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09" style:parent-style-name="Fonteparág.padrão" style:family="text">
      <style:text-properties style:font-name="Times New Roman" style:font-name-asian="NSimSun" fo:font-weight="normal" style:font-weight-asian="normal" style:letter-kerning="false"/>
    </style:style>
    <style:style style:name="T11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11" style:parent-style-name="Título1" style:family="paragraph"/>
    <style:style style:name="P112" style:parent-style-name="Requisito" style:family="paragraph">
      <style:paragraph-properties fo:margin-left="0.4013in" fo:text-indent="0in">
        <style:tab-stops/>
      </style:paragraph-properties>
    </style:style>
    <style:style style:name="TableColumn114" style:family="table-column">
      <style:table-column-properties style:column-width="1.0819in" style:use-optimal-column-width="false"/>
    </style:style>
    <style:style style:name="TableColumn115" style:family="table-column">
      <style:table-column-properties style:column-width="0.2951in" style:use-optimal-column-width="false"/>
    </style:style>
    <style:style style:name="TableColumn116" style:family="table-column">
      <style:table-column-properties style:column-width="1.1819in" style:use-optimal-column-width="false"/>
    </style:style>
    <style:style style:name="TableColumn117" style:family="table-column">
      <style:table-column-properties style:column-width="0.2951in" style:use-optimal-column-width="false"/>
    </style:style>
    <style:style style:name="TableColumn118" style:family="table-column">
      <style:table-column-properties style:column-width="1.3777in" style:use-optimal-column-width="false"/>
    </style:style>
    <style:style style:name="TableColumn119" style:family="table-column">
      <style:table-column-properties style:column-width="0.2951in" style:use-optimal-column-width="false"/>
    </style:style>
    <style:style style:name="TableColumn120" style:family="table-column">
      <style:table-column-properties style:column-width="0.9597in" style:use-optimal-column-width="false"/>
    </style:style>
    <style:style style:name="Table113" style:family="table">
      <style:table-properties style:width="5.4868in" fo:margin-left="0.2958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3" style:parent-style-name="TextoNormal" style:family="paragraph">
      <style:paragraph-properties fo:margin-left="0.0229in">
        <style:tab-stops/>
      </style:paragraph-properties>
    </style:style>
    <style:style style:name="T124" style:parent-style-name="Fonteparág.padrão" style:family="text">
      <style:text-properties fo:font-weight="bold" style:font-weight-asian="bold"/>
    </style:style>
    <style:style style:name="TableCell1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" style:parent-style-name="TextoNormal" style:family="paragraph">
      <style:paragraph-properties fo:margin-left="0in">
        <style:tab-stops/>
      </style:paragraph-properties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TextoNormal" style:family="paragraph">
      <style:paragraph-properties fo:margin-left="0in">
        <style:tab-stops/>
      </style:paragraph-properties>
    </style:style>
    <style:style style:name="TableCell1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6" style:parent-style-name="TextoNormal" style:family="paragraph">
      <style:paragraph-properties fo:margin-left="0in">
        <style:tab-stops/>
      </style:paragraph-properties>
    </style:style>
    <style:style style:name="P137" style:parent-style-name="Requisito" style:family="paragraph">
      <style:paragraph-properties fo:margin-left="0.4013in" fo:text-indent="0in">
        <style:tab-stops/>
      </style:paragraph-properties>
    </style:style>
    <style:style style:name="TableColumn139" style:family="table-column">
      <style:table-column-properties style:column-width="1.0819in" style:use-optimal-column-width="false"/>
    </style:style>
    <style:style style:name="TableColumn140" style:family="table-column">
      <style:table-column-properties style:column-width="0.2951in" style:use-optimal-column-width="false"/>
    </style:style>
    <style:style style:name="TableColumn141" style:family="table-column">
      <style:table-column-properties style:column-width="1.1819in" style:use-optimal-column-width="false"/>
    </style:style>
    <style:style style:name="TableColumn142" style:family="table-column">
      <style:table-column-properties style:column-width="0.2951in" style:use-optimal-column-width="false"/>
    </style:style>
    <style:style style:name="TableColumn143" style:family="table-column">
      <style:table-column-properties style:column-width="1.3777in" style:use-optimal-column-width="false"/>
    </style:style>
    <style:style style:name="TableColumn144" style:family="table-column">
      <style:table-column-properties style:column-width="0.2951in" style:use-optimal-column-width="false"/>
    </style:style>
    <style:style style:name="TableColumn145" style:family="table-column">
      <style:table-column-properties style:column-width="0.9597in" style:use-optimal-column-width="false"/>
    </style:style>
    <style:style style:name="Table138" style:family="table">
      <style:table-properties style:width="5.4868in" fo:margin-left="0.2958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" style:parent-style-name="TextoNormal" style:family="paragraph">
      <style:paragraph-properties fo:margin-left="0.0229in">
        <style:tab-stops/>
      </style:paragraph-properties>
    </style:style>
    <style:style style:name="T149" style:parent-style-name="Fonteparág.padrão" style:family="text">
      <style:text-properties fo:font-weight="bold" style:font-weight-asian="bold"/>
    </style:style>
    <style:style style:name="TableCell1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3" style:parent-style-name="TextoNormal" style:family="paragraph">
      <style:paragraph-properties fo:margin-left="0in">
        <style:tab-stops/>
      </style:paragraph-properties>
    </style:style>
    <style:style style:name="TableCell1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7" style:parent-style-name="TextoNormal" style:family="paragraph">
      <style:paragraph-properties fo:margin-left="0in">
        <style:tab-stops/>
      </style:paragraph-properties>
    </style:style>
    <style:style style:name="TableCell1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1" style:parent-style-name="TextoNormal" style:family="paragraph">
      <style:paragraph-properties fo:margin-left="0in">
        <style:tab-stops/>
      </style:paragraph-properties>
    </style:style>
    <style:style style:name="P162" style:parent-style-name="Requisito" style:family="paragraph">
      <style:paragraph-properties fo:margin-left="0.4013in" fo:text-indent="0in">
        <style:tab-stops/>
      </style:paragraph-properties>
    </style:style>
    <style:style style:name="TableColumn164" style:family="table-column">
      <style:table-column-properties style:column-width="1.0819in" style:use-optimal-column-width="false"/>
    </style:style>
    <style:style style:name="TableColumn165" style:family="table-column">
      <style:table-column-properties style:column-width="0.2951in" style:use-optimal-column-width="false"/>
    </style:style>
    <style:style style:name="TableColumn166" style:family="table-column">
      <style:table-column-properties style:column-width="1.1819in" style:use-optimal-column-width="false"/>
    </style:style>
    <style:style style:name="TableColumn167" style:family="table-column">
      <style:table-column-properties style:column-width="0.2951in" style:use-optimal-column-width="false"/>
    </style:style>
    <style:style style:name="TableColumn168" style:family="table-column">
      <style:table-column-properties style:column-width="1.3777in" style:use-optimal-column-width="false"/>
    </style:style>
    <style:style style:name="TableColumn169" style:family="table-column">
      <style:table-column-properties style:column-width="0.2951in" style:use-optimal-column-width="false"/>
    </style:style>
    <style:style style:name="TableColumn170" style:family="table-column">
      <style:table-column-properties style:column-width="0.9597in" style:use-optimal-column-width="false"/>
    </style:style>
    <style:style style:name="Table163" style:family="table">
      <style:table-properties style:width="5.4868in" fo:margin-left="0.2958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3" style:parent-style-name="TextoNormal" style:family="paragraph">
      <style:paragraph-properties fo:margin-left="0.0229in">
        <style:tab-stops/>
      </style:paragraph-properties>
    </style:style>
    <style:style style:name="T174" style:parent-style-name="Fonteparág.padrão" style:family="text">
      <style:text-properties fo:font-weight="bold" style:font-weight-asian="bold"/>
    </style:style>
    <style:style style:name="TableCell1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8" style:parent-style-name="TextoNormal" style:family="paragraph">
      <style:paragraph-properties fo:margin-left="0in">
        <style:tab-stops/>
      </style:paragraph-properties>
    </style:style>
    <style:style style:name="TableCell1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2" style:parent-style-name="TextoNormal" style:family="paragraph">
      <style:paragraph-properties fo:margin-left="0in">
        <style:tab-stops/>
      </style:paragraph-properties>
    </style:style>
    <style:style style:name="TableCell1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86" style:parent-style-name="TextoNormal" style:family="paragraph">
      <style:paragraph-properties fo:margin-left="0in">
        <style:tab-stops/>
      </style:paragraph-properties>
    </style:style>
    <style:style style:name="P187" style:parent-style-name="Requisito" style:family="paragraph">
      <style:paragraph-properties fo:margin-left="0.4013in" fo:text-indent="0in">
        <style:tab-stops/>
      </style:paragraph-properties>
    </style:style>
    <style:style style:name="TableColumn189" style:family="table-column">
      <style:table-column-properties style:column-width="1.0819in" style:use-optimal-column-width="false"/>
    </style:style>
    <style:style style:name="TableColumn190" style:family="table-column">
      <style:table-column-properties style:column-width="0.2951in" style:use-optimal-column-width="false"/>
    </style:style>
    <style:style style:name="TableColumn191" style:family="table-column">
      <style:table-column-properties style:column-width="1.1819in" style:use-optimal-column-width="false"/>
    </style:style>
    <style:style style:name="TableColumn192" style:family="table-column">
      <style:table-column-properties style:column-width="0.2951in" style:use-optimal-column-width="false"/>
    </style:style>
    <style:style style:name="TableColumn193" style:family="table-column">
      <style:table-column-properties style:column-width="1.3777in" style:use-optimal-column-width="false"/>
    </style:style>
    <style:style style:name="TableColumn194" style:family="table-column">
      <style:table-column-properties style:column-width="0.2951in" style:use-optimal-column-width="false"/>
    </style:style>
    <style:style style:name="TableColumn195" style:family="table-column">
      <style:table-column-properties style:column-width="0.9597in" style:use-optimal-column-width="false"/>
    </style:style>
    <style:style style:name="Table188" style:family="table">
      <style:table-properties style:width="5.4868in" fo:margin-left="0.2958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8" style:parent-style-name="TextoNormal" style:family="paragraph">
      <style:paragraph-properties fo:margin-left="0.0229in">
        <style:tab-stops/>
      </style:paragraph-properties>
    </style:style>
    <style:style style:name="T199" style:parent-style-name="Fonteparág.padrão" style:family="text">
      <style:text-properties fo:font-weight="bold" style:font-weight-asian="bold"/>
    </style:style>
    <style:style style:name="TableCell2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3" style:parent-style-name="TextoNormal" style:family="paragraph">
      <style:paragraph-properties fo:margin-left="0in">
        <style:tab-stops/>
      </style:paragraph-properties>
    </style:style>
    <style:style style:name="TableCell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7" style:parent-style-name="TextoNormal" style:family="paragraph">
      <style:paragraph-properties fo:margin-left="0in">
        <style:tab-stops/>
      </style:paragraph-properties>
    </style:style>
    <style:style style:name="TableCell2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1" style:parent-style-name="TextoNormal" style:family="paragraph">
      <style:paragraph-properties fo:margin-left="0in">
        <style:tab-stops/>
      </style:paragraph-properties>
    </style:style>
    <style:style style:name="P212" style:parent-style-name="Requisito" style:family="paragraph">
      <style:paragraph-properties fo:margin-left="0.4013in" fo:text-indent="0in">
        <style:tab-stops/>
      </style:paragraph-properties>
    </style:style>
    <style:style style:name="TableColumn214" style:family="table-column">
      <style:table-column-properties style:column-width="1.0819in" style:use-optimal-column-width="false"/>
    </style:style>
    <style:style style:name="TableColumn215" style:family="table-column">
      <style:table-column-properties style:column-width="0.2951in" style:use-optimal-column-width="false"/>
    </style:style>
    <style:style style:name="TableColumn216" style:family="table-column">
      <style:table-column-properties style:column-width="1.1819in" style:use-optimal-column-width="false"/>
    </style:style>
    <style:style style:name="TableColumn217" style:family="table-column">
      <style:table-column-properties style:column-width="0.2951in" style:use-optimal-column-width="false"/>
    </style:style>
    <style:style style:name="TableColumn218" style:family="table-column">
      <style:table-column-properties style:column-width="1.3777in" style:use-optimal-column-width="false"/>
    </style:style>
    <style:style style:name="TableColumn219" style:family="table-column">
      <style:table-column-properties style:column-width="0.2951in" style:use-optimal-column-width="false"/>
    </style:style>
    <style:style style:name="TableColumn220" style:family="table-column">
      <style:table-column-properties style:column-width="0.9597in" style:use-optimal-column-width="false"/>
    </style:style>
    <style:style style:name="Table213" style:family="table">
      <style:table-properties style:width="5.4868in" fo:margin-left="0.2958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TextoNormal" style:family="paragraph">
      <style:paragraph-properties fo:margin-left="0.0229in">
        <style:tab-stops/>
      </style:paragraph-properties>
    </style:style>
    <style:style style:name="T224" style:parent-style-name="Fonteparág.padrão" style:family="text">
      <style:text-properties fo:font-weight="bold" style:font-weight-asian="bold"/>
    </style:style>
    <style:style style:name="TableCell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" style:parent-style-name="TextoNormal" style:family="paragraph">
      <style:paragraph-properties fo:margin-left="0in">
        <style:tab-stops/>
      </style:paragraph-properties>
    </style:style>
    <style:style style:name="TableCell2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2" style:parent-style-name="Texto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6" style:parent-style-name="TextoNormal" style:family="paragraph">
      <style:paragraph-properties fo:margin-left="0in">
        <style:tab-stops/>
      </style:paragraph-properties>
    </style:style>
    <style:style style:name="P237" style:parent-style-name="Requisito" style:family="paragraph">
      <style:paragraph-properties fo:margin-left="0.4013in" fo:text-indent="0in">
        <style:tab-stops/>
      </style:paragraph-properties>
    </style:style>
    <style:style style:name="TableColumn239" style:family="table-column">
      <style:table-column-properties style:column-width="1.0819in" style:use-optimal-column-width="false"/>
    </style:style>
    <style:style style:name="TableColumn240" style:family="table-column">
      <style:table-column-properties style:column-width="0.2951in" style:use-optimal-column-width="false"/>
    </style:style>
    <style:style style:name="TableColumn241" style:family="table-column">
      <style:table-column-properties style:column-width="1.1819in" style:use-optimal-column-width="false"/>
    </style:style>
    <style:style style:name="TableColumn242" style:family="table-column">
      <style:table-column-properties style:column-width="0.2951in" style:use-optimal-column-width="false"/>
    </style:style>
    <style:style style:name="TableColumn243" style:family="table-column">
      <style:table-column-properties style:column-width="1.3777in" style:use-optimal-column-width="false"/>
    </style:style>
    <style:style style:name="TableColumn244" style:family="table-column">
      <style:table-column-properties style:column-width="0.2951in" style:use-optimal-column-width="false"/>
    </style:style>
    <style:style style:name="TableColumn245" style:family="table-column">
      <style:table-column-properties style:column-width="0.9597in" style:use-optimal-column-width="false"/>
    </style:style>
    <style:style style:name="Table238" style:family="table">
      <style:table-properties style:width="5.4868in" fo:margin-left="0.2958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8" style:parent-style-name="TextoNormal" style:family="paragraph">
      <style:paragraph-properties fo:margin-left="0.0229in">
        <style:tab-stops/>
      </style:paragraph-properties>
    </style:style>
    <style:style style:name="T249" style:parent-style-name="Fonteparág.padrão" style:family="text">
      <style:text-properties fo:font-weight="bold" style:font-weight-asian="bold"/>
    </style:style>
    <style:style style:name="TableCell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3" style:parent-style-name="TextoNormal" style:family="paragraph">
      <style:paragraph-properties fo:margin-left="0in">
        <style:tab-stops/>
      </style:paragraph-properties>
    </style:style>
    <style:style style:name="TableCell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TextoNormal" style:family="paragraph">
      <style:paragraph-properties fo:margin-left="0in">
        <style:tab-stops/>
      </style:paragraph-properties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1" style:parent-style-name="TextoNormal" style:family="paragraph">
      <style:paragraph-properties fo:margin-left="0in">
        <style:tab-stops/>
      </style:paragraph-properties>
    </style:style>
    <style:style style:name="P262" style:parent-style-name="TextoNormal" style:family="paragraph">
      <style:paragraph-properties fo:margin-left="0in">
        <style:tab-stops/>
      </style:paragraph-properties>
      <style:text-properties style:font-name-asian="Arial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4" draw:id="id0" draw:style-name="a0" draw:name="Quadro1" text:anchor-type="paragraph" svg:x="0.02087in" svg:y="0.7874in" svg:width="6.27014in" svg:height="10.10139in" style:rel-width="scale" style:rel-height="scale"><draw:text-box><text:p text:style-name="TítuloCapa2">Documento de Requisitos<text:line-break/>Dr. Saúde</text:p><text:p text:style-name="Versão">Versão 1.0 - setembro de 2019</text:p></draw:text-box><svg:title/><svg:desc/></draw:frame></text:p>
      <text:soft-page-break/>
      <text:p text:style-name="P2">Ficha Técnica</text:p>
      <text:p text:style-name="P11">Equipe Responsável pela Elaboração</text:p>
      <text:p text:style-name="Item">Fabricio Andrade Fonseca<text:tab/>Desenvolvedor</text:p>
      <text:p text:style-name="P12">Sumário</text:p>
      <text:p text:style-name="Contents1">Introdução<text:tab/>P<text:a xlink:href="#__RefHeading___Toc490910515" office:target-frame-name="_top" xlink:show="replace"><text:span text:style-name="T13">2</text:span></text:a></text:p>
      <text:p text:style-name="Contents2">Convenções, termos e abreviações<text:tab/>P<text:a xlink:href="#__RefHeading___Toc490910517" office:target-frame-name="_top" xlink:show="replace"><text:span text:style-name="T14">2</text:span></text:a></text:p>
      <text:p text:style-name="P15">1.Prioridades dos Requisitos<text:tab/>P<text:a xlink:href="#__RefHeading___Toc490910519" office:target-frame-name="_top" xlink:show="replace"><text:span text:style-name="T16">2</text:span></text:a></text:p>
      <text:p text:style-name="Contents2">Referências<text:tab/>P<text:a xlink:href="#__RefHeading___Toc490910520" office:target-frame-name="_top" xlink:show="replace"><text:span text:style-name="T17">2</text:span></text:a></text:p>
      <text:p text:style-name="Contents1">CAPÍTULO 1 - Descrição geral do sistema<text:tab/>C1 . P<text:a xlink:href="#__RefHeading___Toc490910521" office:target-frame-name="_top" xlink:show="replace"><text:span text:style-name="T18">2</text:span></text:a></text:p>
      <text:p text:style-name="Contents2">Descrição dos usuários<text:tab/>C1 . P<text:a xlink:href="#__RefHeading___Toc490910523" office:target-frame-name="_top" xlink:show="replace"><text:span text:style-name="T19">2</text:span></text:a></text:p>
      <text:p text:style-name="P20">1. Diretor do hospital<text:tab/>C1 . P<text:a xlink:href="#__RefHeading___Toc490910524" office:target-frame-name="_top" xlink:show="replace"><text:span text:style-name="T21">2</text:span></text:a></text:p>
      <text:p text:style-name="P22">2. Funcionário<text:tab/>C1 . P<text:a xlink:href="#__RefHeading___Toc490910525" office:target-frame-name="_top" xlink:show="replace"><text:span text:style-name="T23">2</text:span></text:a></text:p>
      <text:p text:style-name="Contents1">CAPÍTULO 2 - Requisitos funcionais<text:tab/>C2 . P<text:a xlink:href="#__RefHeading___Toc490910527" office:target-frame-name="_top" xlink:show="replace"><text:span text:style-name="T24">2</text:span></text:a></text:p>
      <text:p text:style-name="Contents3">[RF001] Cadastro de funcionários<text:tab/><text:a xlink:href="#Marcador_1" office:target-frame-name="_top" xlink:show="replace"><text:span text:style-name="T25">C2 . P2</text:span></text:a></text:p>
      <text:p text:style-name="Contents3">[RF002] Cadastro de<text:s/>pacientes<text:tab/><text:a xlink:href="#Marcador_2" office:target-frame-name="_top" xlink:show="replace"><text:span text:style-name="T26">C2 . P2</text:span></text:a></text:p>
      <text:p text:style-name="Contents3"><text:span text:style-name="T27">[RF003] Agendamento de consultas</text:span><text:span text:style-name="T28"><text:tab/></text:span><text:a xlink:href="#Marcador_3" office:target-frame-name="_top" xlink:show="replace"><text:span text:style-name="T29">C2 . P2</text:span></text:a></text:p>
      <text:p text:style-name="Contents3"><text:span text:style-name="T30">[RF004] Lançar dados de diagnóstico</text:span><text:span text:style-name="T31"><text:tab/></text:span><text:a xlink:href="#Marcador_4" office:target-frame-name="_top" xlink:show="replace"><text:span text:style-name="T32">C2 . P2</text:span></text:a></text:p>
      <text:p text:style-name="Contents3"><text:span text:style-name="T33">[RF005] Gerar relatório de consultas</text:span><text:span text:style-name="T34"><text:tab/></text:span><text:a xlink:href="#Marcador_5" office:target-frame-name="_top" xlink:show="replace"><text:span text:style-name="T35">C2 . P2</text:span></text:a></text:p>
      <text:p text:style-name="Contents3"><text:span text:style-name="T36">[RF006] Gerar relatório de diagnóstico</text:span><text:span text:style-name="T37"><text:tab/></text:span><text:a xlink:href="#Marcador_6" office:target-frame-name="_top" xlink:show="replace"><text:span text:style-name="T38">C2 . P2</text:span></text:a></text:p>
      <text:list text:style-name="WWNum1">
        <text:list-item text:start-value="1">
          <text:p text:style-name="P39"><text:bookmark-start text:name="__RefHeading___Toc490910515"/><text:soft-page-break/>Introdução<text:bookmark-end text:name="__RefHeading___Toc490910515"/></text:p>
        </text:list-item>
      </text:list>
      <text:p text:style-name="TextoNormal">Este documento especifica o Sistema de Gerenciamento , fornecendo aos desenvolvedores as informações necessárias para o projeto e implementação, assim como para<text:s/>a realização dos testes e homologação do sistema.</text:p>
      <text:list text:style-name="WWNum1" text:continue-numbering="true">
        <text:list-item>
          <text:list>
            <text:list-item>
              <text:p text:style-name="P55"><text:bookmark-start text:name="__RefHeading___Toc490910517"/>Convenções, termos e abreviações<text:bookmark-end text:name="__RefHeading___Toc490910517"/></text:p>
            </text:list-item>
          </text:list>
        </text:list-item>
      </text:list>
      <text:p text:style-name="TextoNormal">A correta interpretação deste documento exige o conhecimento de algumas convenções e termos específicos, que são descritos a seguir.</text:p>
      <text:list text:style-name="WWNum1" text:continue-numbering="true">
        <text:list-item>
          <text:list>
            <text:list-item>
              <text:list>
                <text:list-item>
                  <text:p text:style-name="P56"><text:bookmark-start text:name="__RefHeading___Toc490910519"/>Prioridades dos Requisitos<text:bookmark-end text:name="__RefHeading___Toc490910519"/></text:p>
                </text:list-item>
              </text:list>
            </text:list-item>
          </text:list>
        </text:list-item>
      </text:list>
      <text:p text:style-name="TextoNormal">Para estabelecer a prioridade dos requisitos foram adotadas as denominações “essencial”, “importante” e “desejável”.</text:p>
      <text:list text:style-name="WWNum2">
        <text:list-item>
          <text:p text:style-name="P57">Essencial<text:s/><text:span text:style-name="T58">é o requisito sem o qual o sistema não entra em funcionamento. Requisitos essenciais são requisitos imprescindíveis, que têm que ser implement</text:span><text:span text:style-name="T59">ados impreterivelmente.</text:span></text:p>
        </text:list-item>
        <text:list-item>
          <text:p text:style-name="P60">Importante<text:s/><text:span text:style-name="T61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62">Desejável<text:span text:style-name="T63"><text:s/>é</text:span><text:span text:style-name="T64"><text:s/>o requisito que não compromete as funcionalidades básicas do sistema, isto é, o sistema pode funcionar de forma satisfatória sem ele. Requisitos desejáveis são requisitos que podem ser deixados para versões posteriores do sistema, caso não haja tempo hábi</text:span><text:span text:style-name="T65">l para implementá-los na versão que está sendo especificada.</text:span></text:p>
        </text:list-item>
      </text:list>
      <text:list text:style-name="WWNum1" text:continue-numbering="true">
        <text:list-item>
          <text:list>
            <text:list-item>
              <text:p text:style-name="P66"><text:bookmark-start text:name="__RefHeading___Toc490910520"/><text:bookmark-start text:name="_Ref471394537"/>Referências<text:bookmark-end text:name="__RefHeading___Toc490910520"/><text:bookmark-end text:name="_Ref471394537"/></text:p>
            </text:list-item>
          </text:list>
        </text:list-item>
      </text:list>
      <text:list text:style-name="WWNum3">
        <text:list-item text:start-value="1">
          <text:p text:style-name="P67">Guia para Documento de Requisitos; UFU, Facom;<text:s/><text:a xlink:href="http://www.facom.ufu.br/" office:target-frame-name="_top" xlink:show="replace"><text:span text:style-name="Internetlink">http://www.facom.ufu.br</text:span></text:a>;</text:p>
        </text:list-item>
      </text:list>
      <text:soft-page-break/>
      <text:p text:style-name="P68"><text:span text:style-name="T84"><draw:frame draw:z-index="5" draw:id="id1" draw:style-name="a1" draw:name="Quadro2" text:anchor-type="paragraph" svg:x="6.90079in" svg:y="0.00079in" svg:width="0.40417in" svg:height="0.51389in" style:rel-width="scale" style:rel-height="scale"><draw:text-box><text:p text:style-name="Capítulo"><text:span text:style-name="T85"><draw:frame draw:z-index="251659264" draw:id="id2" draw:style-name="a2" draw:name="1" text:anchor-type="as-char" svg:x="0in" svg:y="0in" svg:width="0.40625in" svg:height="0.51042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bjeto OLE</svg:desc></draw:frame></text:span></text:p></draw:text-box><svg:title/><svg:desc/></draw:frame></text:span><text:span text:style-name="T86">Capítulo</text:span></text:p>
      <text:list text:style-name="WWNum1" text:continue-numbering="true">
        <text:list-item>
          <text:p text:style-name="P87"><text:bookmark-start text:name="__RefHeading___Toc490910521"/>Descrição geral do sistema<text:bookmark-end text:name="__RefHeading___Toc490910521"/></text:p>
        </text:list-item>
      </text:list>
      <text:p text:style-name="TextoNormal">O<text:s/>sistema possibilitará ao usuário realizar o cadastro de unidades medicas, de médicos e pacientes em geral, além disso, possibilitará também o agendamento de consultas e a geração de relatórios.</text:p>
      <text:list text:style-name="WWNum1" text:continue-numbering="true">
        <text:list-item>
          <text:list>
            <text:list-item>
              <text:p text:style-name="P88"><text:bookmark-start text:name="__RefHeading___Toc490910523"/>Descrição dos usuários<text:bookmark-start text:name="_Ref471361536"/><text:bookmark-end text:name="__RefHeading___Toc490910523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89">Unidade<text:s/></text:p>
                </text:list-item>
              </text:list>
            </text:list-item>
          </text:list>
        </text:list-item>
      </text:list>
      <text:p text:style-name="TextoNormal">Usuário que terá acesso a tudo<text:s/>que acontece no sistema, inclusive dados de todos os pacientes.</text:p>
      <text:list text:style-name="WWNum1" text:continue-numbering="true">
        <text:list-item>
          <text:list>
            <text:list-item>
              <text:list>
                <text:list-item>
                  <text:p text:style-name="P90">Usuario</text:p>
                </text:list-item>
              </text:list>
            </text:list-item>
          </text:list>
        </text:list-item>
      </text:list>
      <text:p text:style-name="P91"><text:s text:c="10"/>terá acesso aos dados relacionados as unidades, aos médicos e a ele mesmo.</text:p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p text:style-name="TextoNormal"/>
      <text:soft-page-break/>
      <text:p text:style-name="P92"><text:span text:style-name="T108"><draw:frame draw:z-index="7" draw:id="id3" draw:style-name="a3" draw:name="Quadro3" text:anchor-type="paragraph" svg:x="6.90079in" svg:y="0.00079in" svg:width="0.40417in" svg:height="0.51389in" style:rel-width="scale" style:rel-height="scale"><draw:text-box><text:p text:style-name="Capítulo"><text:span text:style-name="T109"><draw:frame draw:z-index="251659264" draw:id="id4" draw:style-name="a4" draw:name="Objeto1" text:anchor-type="as-char" svg:x="0in" svg:y="0in" svg:width="0.40625in" svg:height="0.51042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bjeto OLE</svg:desc></draw:frame></text:span></text:p></draw:text-box><svg:title/><svg:desc/></draw:frame></text:span><text:span text:style-name="T110">Capítulo</text:span></text:p>
      <text:list text:style-name="WWNum1" text:continue-numbering="true">
        <text:list-item>
          <text:p text:style-name="P111"><text:bookmark-start text:name="__RefHeading___Toc490910527"/>Requisitos funcionais<text:bookmark-end text:name="_Ref471361536"/><text:bookmark-end text:name="__RefHeading___Toc490910527"/></text:p>
        </text:list-item>
      </text:list>
      <text:list text:style-name="LFO7" text:continue-numbering="true">
        <text:list-item>
          <text:p text:style-name="P112">[RF001] Cadastro<text:s/>de funcion<text:bookmark-start text:name="Marcador_1"/><text:bookmark-end text:name="Marcador_1"/>ários</text:p>
        </text:list-item>
      </text:list>
      <text:p text:style-name="TextoNormal">O Software deve permitir cadastro de novas unidades<text:s/></text:p>
      <table:table table:style-name="Table113">
        <table:table-columns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Prioridade</text:span>:</text:p>
          </table:table-cell>
          <table:table-cell table:style-name="TableCell125">
            <text:p text:style-name="P126"></text:p>
          </table:table-cell>
          <table:table-cell table:style-name="TableCell127">
            <text:p text:style-name="P128">Essencial</text:p>
          </table:table-cell>
          <table:table-cell table:style-name="TableCell129">
            <text:p text:style-name="P130"></text:p>
          </table:table-cell>
          <table:table-cell table:style-name="TableCell131">
            <text:p text:style-name="P132">Importante</text:p>
          </table:table-cell>
          <table:table-cell table:style-name="TableCell133">
            <text:p text:style-name="P134"></text:p>
          </table:table-cell>
          <table:table-cell table:style-name="TableCell135">
            <text:p text:style-name="P136">Desejável</text:p>
          </table:table-cell>
        </table:table-row>
      </table:table>
      <text:list text:style-name="LFO7" text:continue-numbering="true">
        <text:list-item>
          <text:p text:style-name="P137">[RF002] Cadastro de pacientes<text:bookmark-start text:name="Marcador_2"/><text:bookmark-end text:name="Marcador_2"/></text:p>
        </text:list-item>
      </text:list>
      <text:p text:style-name="TextoNormal">O Software deve permitir cadastro de novos usuarios</text:p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Prioridade</text:span>:</text:p>
          </table:table-cell>
          <table:table-cell table:style-name="TableCell150">
            <text:p text:style-name="P151"></text:p>
          </table:table-cell>
          <table:table-cell table:style-name="TableCell152">
            <text:p text:style-name="P153">Essencial</text:p>
          </table:table-cell>
          <table:table-cell table:style-name="TableCell154">
            <text:p text:style-name="P155"></text:p>
          </table:table-cell>
          <table:table-cell table:style-name="TableCell156">
            <text:p text:style-name="P157">Importante</text:p>
          </table:table-cell>
          <table:table-cell table:style-name="TableCell158">
            <text:p text:style-name="P159"></text:p>
          </table:table-cell>
          <table:table-cell table:style-name="TableCell160">
            <text:p text:style-name="P161">Desejável</text:p>
          </table:table-cell>
        </table:table-row>
      </table:table>
      <text:list text:style-name="LFO7" text:continue-numbering="true">
        <text:list-item>
          <text:p text:style-name="P162">[RF003] Agendamento de consulta<text:bookmark-start text:name="Marcador_3"/><text:bookmark-end text:name="Marcador_3"/>s</text:p>
        </text:list-item>
      </text:list>
      <text:p text:style-name="TextoNormal">O Software deve permitir o agendamento de consultas.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>
            <text:p text:style-name="P173"><text:span text:style-name="T174">Prioridade</text:span>:</text:p>
          </table:table-cell>
          <table:table-cell table:style-name="TableCell175">
            <text:p text:style-name="P176"></text:p>
          </table:table-cell>
          <table:table-cell table:style-name="TableCell177">
            <text:p text:style-name="P178">Essencial</text:p>
          </table:table-cell>
          <table:table-cell table:style-name="TableCell179">
            <text:p text:style-name="P180"></text:p>
          </table:table-cell>
          <table:table-cell table:style-name="TableCell181">
            <text:p text:style-name="P182">Importante</text:p>
          </table:table-cell>
          <table:table-cell table:style-name="TableCell183">
            <text:p text:style-name="P184"></text:p>
          </table:table-cell>
          <table:table-cell table:style-name="TableCell185">
            <text:p text:style-name="P186">Desejável</text:p>
          </table:table-cell>
        </table:table-row>
      </table:table>
      <text:list text:style-name="LFO7" text:continue-numbering="true">
        <text:list-item>
          <text:p text:style-name="P187">[RF004] Lançar dados de d<text:bookmark-start text:name="Marcador_4"/><text:bookmark-end text:name="Marcador_4"/>iagnóstico</text:p>
        </text:list-item>
      </text:list>
      <text:p text:style-name="TextoNormal">O Software deve permitir que o funcionário entre com os dados do diagnóstico.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Prioridade</text:span>:</text:p>
          </table:table-cell>
          <table:table-cell table:style-name="TableCell200">
            <text:p text:style-name="P201"></text:p>
          </table:table-cell>
          <table:table-cell table:style-name="TableCell202">
            <text:p text:style-name="P203">Essencial</text:p>
          </table:table-cell>
          <table:table-cell table:style-name="TableCell204">
            <text:p text:style-name="P205"></text:p>
          </table:table-cell>
          <table:table-cell table:style-name="TableCell206">
            <text:p text:style-name="P207">Importante</text:p>
          </table:table-cell>
          <table:table-cell table:style-name="TableCell208">
            <text:p text:style-name="P209"></text:p>
          </table:table-cell>
          <table:table-cell table:style-name="TableCell210">
            <text:p text:style-name="P211">Desejável</text:p>
          </table:table-cell>
        </table:table-row>
      </table:table>
      <text:list text:style-name="LFO7" text:continue-numbering="true">
        <text:list-item>
          <text:p text:style-name="P212"><text:bookmark-start text:name="Marcador_5"/>[RF005] Gerar relatório de consultas<text:bookmark-end text:name="Marcador_5"/></text:p>
        </text:list-item>
      </text:list>
      <text:p text:style-name="TextoNormal">O Software deve permitir que o funcionário gere relatório das consultas.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Prioridade</text:span>:</text:p>
          </table:table-cell>
          <table:table-cell table:style-name="TableCell225">
            <text:p text:style-name="P226"></text:p>
          </table:table-cell>
          <table:table-cell table:style-name="TableCell227">
            <text:p text:style-name="P228">Essencial</text:p>
          </table:table-cell>
          <table:table-cell table:style-name="TableCell229">
            <text:p text:style-name="P230"></text:p>
          </table:table-cell>
          <table:table-cell table:style-name="TableCell231">
            <text:p text:style-name="P232">Importante</text:p>
          </table:table-cell>
          <table:table-cell table:style-name="TableCell233">
            <text:p text:style-name="P234"></text:p>
          </table:table-cell>
          <table:table-cell table:style-name="TableCell235">
            <text:p text:style-name="P236">Desejável</text:p>
          </table:table-cell>
        </table:table-row>
      </table:table>
      <text:list text:style-name="LFO7" text:continue-numbering="true">
        <text:list-item>
          <text:p text:style-name="P237"><text:bookmark-start text:name="Marcador_6"/>[RF006] Gerar relatório de diagnóstico<text:bookmark-end text:name="Marcador_6"/></text:p>
        </text:list-item>
      </text:list>
      <text:p text:style-name="TextoNormal">O<text:s/>Software deve permitir que o funcionário gere relatório das consultas.</text:p>
      <table:table table:style-name="Table238">
        <table:table-columns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P248"><text:span text:style-name="T249">Prioridade</text:span>:</text:p>
          </table:table-cell>
          <table:table-cell table:style-name="TableCell250">
            <text:p text:style-name="P251"></text:p>
          </table:table-cell>
          <table:table-cell table:style-name="TableCell252">
            <text:p text:style-name="P253">Essencial</text:p>
          </table:table-cell>
          <table:table-cell table:style-name="TableCell254">
            <text:p text:style-name="P255"></text:p>
          </table:table-cell>
          <table:table-cell table:style-name="TableCell256">
            <text:p text:style-name="P257">Importante</text:p>
          </table:table-cell>
          <table:table-cell table:style-name="TableCell258">
            <text:p text:style-name="P259"></text:p>
          </table:table-cell>
          <table:table-cell table:style-name="TableCell260">
            <text:p text:style-name="P261">Desejável</text:p>
          </table:table-cell>
        </table:table-row>
      </table:table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asian="pt" style:country-asian="BR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margin-top="0.1666in" fo:margin-bottom="0.0416in"/>
      <style:text-properties style:font-name="Arial" style:font-name-asian="Times New Roman" fo:font-weight="bold" style:font-weight-asian="bold" style:font-size-complex="10pt" style:language-asian="pt" style:country-asian="BR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Normal" style:display-name="Texto Normal" style:family="paragraph">
      <style:paragraph-properties fo:text-align="justify" fo:margin-top="0.0416in" fo:margin-bottom="0.0416in" fo:margin-left="0.4013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CabeçalhoCapa1" style:display-name="Cabeçalho Capa 1" style:family="paragraph"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Sumário-Capítulo" style:display-name="Sumário - Capítulo" style:family="paragraph">
      <style:paragraph-properties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fo:font-size="8pt" style:font-size-asian="8pt" fo:hyphenate="false"/>
    </style:style>
    <style:style style:name="Título-Item" style:display-name="Título - Item" style:family="paragraph" style:next-style-name="TextoNormal">
      <style:paragraph-properties fo:margin-top="0.0416in"/>
      <style:text-properties style:font-name="Arial" style:font-name-asian="Times New Roman" fo:font-weight="bold" style:font-weight-asian="bold" fo:font-size="10pt" style:font-size-asian="10pt" style:font-size-complex="10pt" style:language-asian="pt" style:country-asian="BR" style:language-complex="ar" style:country-complex="SA" fo:hyphenate="false"/>
    </style:style>
    <style:style style:name="Item" style:display-name="Item" style:family="paragraph">
      <style:paragraph-properties fo:margin-left="0.4in">
        <style:tab-stops/>
      </style:paragraph-properties>
      <style:text-properties style:font-name-asian="Times New Roman" style:font-name-complex="Times New Roman" fo:font-size="10pt" style:font-size-asian="10pt" style:font-size-complex="10pt" style:language-asian="pt" style:country-asian="BR" style:language-complex="ar" style:country-complex="SA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fo:hyphenate="false"/>
    </style:style>
    <style:style style:name="Commarcadores" style:display-name="Com marcadores" style:family="paragraph" style:parent-style-name="Standard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Numerada" style:display-name="Numerada" style:family="paragraph" style:next-style-name="TextoNormal">
      <style:paragraph-properties fo:margin-top="0.1666in" fo:margin-bottom="0.0833in" fo:margin-left="0.5909in" fo:text-indent="-0.2in">
        <style:tab-stops/>
      </style:paragraph-properties>
      <style:text-properties style:font-name-asian="Times New Roman" style:font-name-complex="Times New Roman" fo:font-size="11pt" style:font-size-asian="11pt" style:font-size-complex="10pt" style:language-asian="pt" style:country-asian="BR" style:language-complex="ar" style:country-complex="SA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TítuloCapa2" style:display-name="Título Capa 2" style:family="paragraph">
      <style:paragraph-properties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asian="pt" style:country-asian="BR" style:language-complex="ar" style:country-complex="SA" fo:hyphenate="false"/>
    </style:style>
    <style:style style:name="Versão" style:display-name="Versão" style:family="paragraph">
      <style:paragraph-properties fo:text-align="center"/>
      <style:text-properties style:font-name="Arial" style:font-name-asian="Times New Roman" style:font-size-complex="10pt" style:language-asian="pt" style:country-asian="BR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asian="pt" style:country-asian="BR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fo:language="pt" fo:country="BR" style:language-asian="pt" style:country-asian="B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7" style:display-name="ListLabel 7" style:family="text">
      <style:text-properties fo:color="#000000" style:text-underline-type="none" style:text-underline-color="font-color"/>
    </style:style>
    <style:style style:name="ListLabel8" style:display-name="ListLabel 8" style:family="text">
      <style:text-properties fo:color="#000000" style:text-underline-type="none" style:text-underline-color="font-color" fo:language="pt" fo:country="BR" style:language-asian="pt" style:country-asian="BR"/>
    </style:style>
    <style:style style:name="ListLabel9" style:display-name="ListLabel 9" style:family="text">
      <style:text-properties fo:language="en" fo:country="US" style:language-asian="pt" style:country-asian="BR"/>
    </style:style>
    <style:style style:name="ListLabel1" style:display-name="ListLabel 1" style:family="text">
      <style:text-properties style:font-name-complex="Symbol"/>
    </style:style>
    <style:style style:name="ListLabel10" style:display-name="ListLabel 10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text:list-style style:name="WWNum2" style:display-name="WWNum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page-layout style:name="PL1">
      <style:page-layout-properties fo:page-width="8.268in" fo:page-height="11.693in" style:print-orientation="portrait" fo:margin-top="0.4722in" fo:margin-left="1.1812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4" style:family="table-column">
      <style:table-column-properties style:column-width="4.5048in" style:use-optimal-column-width="false"/>
    </style:style>
    <style:style style:name="TableColumn5" style:family="table-column">
      <style:table-column-properties style:column-width="1.9437in" style:use-optimal-column-width="false"/>
    </style:style>
    <style:style style:name="Table3" style:family="table">
      <style:table-properties style:width="6.4486in" fo:margin-left="-0.075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" style:parent-style-name="Rodapé" style:family="paragraph">
      <style:paragraph-properties fo:text-align="end"/>
    </style:style>
    <style:style style:name="P10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41" style:family="table-column">
      <style:table-column-properties style:column-width="3.209in" style:use-optimal-column-width="false"/>
    </style:style>
    <style:style style:name="TableColumn42" style:family="table-column">
      <style:table-column-properties style:column-width="3.209in" style:use-optimal-column-width="false"/>
    </style:style>
    <style:style style:name="Table40" style:family="table">
      <style:table-properties style:width="6.418in" fo:margin-left="-0.075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Cabeçalho" style:family="paragraph">
      <style:paragraph-properties fo:text-align="end"/>
    </style:style>
    <style:style style:name="T47" style:parent-style-name="Númerodepágina" style:family="text">
      <style:text-properties style:language-asian="en" style:country-asian="US"/>
    </style:style>
    <style:style style:name="TableColumn49" style:family="table-column">
      <style:table-column-properties style:column-width="4.5048in" style:use-optimal-column-width="false"/>
    </style:style>
    <style:style style:name="TableColumn50" style:family="table-column">
      <style:table-column-properties style:column-width="1.9437in" style:use-optimal-column-width="false"/>
    </style:style>
    <style:style style:name="Table48" style:family="table">
      <style:table-properties style:width="6.4486in" fo:margin-left="-0.075in" table:align="lef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4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0" style:family="table-column">
      <style:table-column-properties style:column-width="3.209in" style:use-optimal-column-width="false"/>
    </style:style>
    <style:style style:name="TableColumn71" style:family="table-column">
      <style:table-column-properties style:column-width="3.209in" style:use-optimal-column-width="false"/>
    </style:style>
    <style:style style:name="Table69" style:family="table">
      <style:table-properties style:width="6.418in" fo:margin-left="-0.07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Cabeçalho" style:family="paragraph">
      <style:paragraph-properties fo:text-align="end"/>
    </style:style>
    <style:style style:name="T76" style:parent-style-name="Númerodepágina" style:family="text">
      <style:text-properties style:language-asian="en" style:country-asian="US"/>
    </style:style>
    <style:style style:name="TableColumn78" style:family="table-column">
      <style:table-column-properties style:column-width="4.5048in" style:use-optimal-column-width="false"/>
    </style:style>
    <style:style style:name="TableColumn79" style:family="table-column">
      <style:table-column-properties style:column-width="1.9437in" style:use-optimal-column-width="false"/>
    </style:style>
    <style:style style:name="Table77" style:family="table">
      <style:table-properties style:width="6.4486in" fo:margin-left="-0.075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4" style:family="table-column">
      <style:table-column-properties style:column-width="3.209in" style:use-optimal-column-width="false"/>
    </style:style>
    <style:style style:name="TableColumn95" style:family="table-column">
      <style:table-column-properties style:column-width="3.209in" style:use-optimal-column-width="false"/>
    </style:style>
    <style:style style:name="Table93" style:family="table">
      <style:table-properties style:width="6.418in" fo:margin-left="-0.075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Cabeçalho" style:family="paragraph">
      <style:paragraph-properties fo:text-align="end"/>
    </style:style>
    <style:style style:name="T100" style:parent-style-name="Númerodepágina" style:family="text">
      <style:text-properties style:language-asian="en" style:country-asian="US"/>
    </style:style>
    <style:style style:name="TableColumn102" style:family="table-column">
      <style:table-column-properties style:column-width="4.5048in" style:use-optimal-column-width="false"/>
    </style:style>
    <style:style style:name="TableColumn103" style:family="table-column">
      <style:table-column-properties style:column-width="1.9437in" style:use-optimal-column-width="false"/>
    </style:style>
    <style:style style:name="Table101" style:family="table">
      <style:table-properties style:width="6.4486in" fo:margin-left="-0.07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7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Cabeçalho"/>
      </style:header>
      <style:footer>
        <text:p text:style-name="Rodapé"/>
      </style:footer>
    </style:master-page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Rodapé">Versão 1.0</text:p>
            </table:table-cell>
            <table:table-cell table:style-name="TableCell8">
              <text:p text:style-name="P9">Setembro/2019</text:p>
              <text:p text:style-name="P10"/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40">
          <table:table-columns>
            <table:table-column table:style-name="TableColumn41"/>
            <table:table-column table:style-name="TableColumn42"/>
          </table:table-columns>
          <table:table-row table:style-name="TableRow43">
            <table:table-cell table:style-name="TableCell44">
              <text:p text:style-name="Cabeçalho"><text:span text:style-name="Númerodepágina">Documento de Requisitos</text:span></text:p>
            </table:table-cell>
            <table:table-cell table:style-name="TableCell45">
              <text:p text:style-name="P46"><text:span text:style-name="Númerodepágina">Introdução – P</text:span><text:span text:style-name="Númerodepágina"><text:page-number text:fixed="false">1</text:page-number></text:span><text:span text:style-name="T47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48">
          <table:table-columns>
            <table:table-column table:style-name="TableColumn49"/>
            <table:table-column table:style-name="TableColumn50"/>
          </table:table-columns>
          <table:table-row table:style-name="TableRow51">
            <table:table-cell table:style-name="TableCell52">
              <text:p text:style-name="Rodapé">Versão 1.0</text:p>
            </table:table-cell>
            <table:table-cell table:style-name="TableCell53">
              <text:p text:style-name="P54">setembro<text:s/>/ 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69">
          <table:table-columns>
            <table:table-column table:style-name="TableColumn70"/>
            <table:table-column table:style-name="TableColumn71"/>
          </table:table-columns>
          <table:table-row table:style-name="TableRow72">
            <table:table-cell table:style-name="TableCell73">
              <text:p text:style-name="Cabeçalho"><text:span text:style-name="Númerodepágina">Documento de Requisitos</text:span></text:p>
            </table:table-cell>
            <table:table-cell table:style-name="TableCell74">
              <text:p text:style-name="P75"><text:span text:style-name="Númerodepágina">Descrição geral do sistema – C1. P</text:span><text:span text:style-name="Númerodepágina"><text:page-number text:fixed="false">1</text:page-number></text:span><text:span text:style-name="T76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77">
          <table:table-columns>
            <table:table-column table:style-name="TableColumn78"/>
            <table:table-column table:style-name="TableColumn79"/>
          </table:table-columns>
          <table:table-row table:style-name="TableRow80">
            <table:table-cell table:style-name="TableCell81">
              <text:p text:style-name="Rodapé">Versão 1.0</text:p>
            </table:table-cell>
            <table:table-cell table:style-name="TableCell82">
              <text:p text:style-name="P83">setembro<text:s/>/ 2019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93">
          <table:table-columns>
            <table:table-column table:style-name="TableColumn94"/>
            <table:table-column table:style-name="TableColumn95"/>
          </table:table-columns>
          <table:table-row table:style-name="TableRow96">
            <table:table-cell table:style-name="TableCell97">
              <text:p text:style-name="Cabeçalho"><text:span text:style-name="Númerodepágina">Documento de Requisitos</text:span></text:p>
            </table:table-cell>
            <table:table-cell table:style-name="TableCell98">
              <text:p text:style-name="P99"><text:span text:style-name="Númerodepágina">Requisitos funcionais – C2. P</text:span><text:span text:style-name="Númerodepágina"><text:page-number text:fixed="false">1</text:page-number></text:span><text:span text:style-name="T100"><text:s/>/<text:s/></text:span><text:span text:style-name="Númerodepágina"><text:page-number text:fixed="false">1</text:page-number></text:span></text:p>
            </table:table-cell>
          </table:table-row>
        </table:table>
        <text:p text:style-name="Cabeçalho"/>
      </style:header>
      <style:footer>
        <table:table table:style-name="Table101">
          <table:table-columns>
            <table:table-column table:style-name="TableColumn102"/>
            <table:table-column table:style-name="TableColumn103"/>
          </table:table-columns>
          <table:table-row table:style-name="TableRow104">
            <table:table-cell table:style-name="TableCell105">
              <text:p text:style-name="Rodapé">Versão 1.0</text:p>
            </table:table-cell>
            <table:table-cell table:style-name="TableCell106">
              <text:p text:style-name="P107">setembro<text:s/>/ 2019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riciofonseca andrade</dc:creator>
    <meta:creation-date>2019-05-01T13:41:00Z</meta:creation-date>
    <dc:date>2019-10-24T17:26:00Z</dc:date>
    <meta:template xlink:href="Normal" xlink:type="simple"/>
    <meta:editing-cycles>5</meta:editing-cycles>
    <meta:editing-duration>PT1080S</meta:editing-duration>
    <meta:document-statistic meta:page-count="5" meta:paragraph-count="7" meta:word-count="624" meta:character-count="3987" meta:row-count="28" meta:non-whitespace-character-count="3370"/>
  </office:meta>
</office:document-meta>
</file>